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0580000909C0000166F515F01A7.svg" manifest:media-type=""/>
  <manifest:file-entry manifest:full-path="Pictures/1000020100000577000000D96A0C054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5cm" draw:marker-start-width="0.95cm" draw:marker-end-width="0.95cm" draw:textarea-horizontal-align="justify" draw:textarea-vertical-align="middle" draw:auto-grow-height="false" fo:padding-top="0.375cm" fo:padding-bottom="0.375cm" fo:padding-left="0.5cm" fo:padding-right="0.5cm"/>
    </style:style>
    <style:style style:name="gr3" style:family="graphic" style:parent-style-name="standard">
      <style:graphic-properties svg:stroke-width="0.5cm" svg:stroke-color="#c5000b" draw:marker-start-width="0.95cm" draw:marker-end-width="0.95cm" draw:fill-color="#ff3300" draw:textarea-horizontal-align="justify" draw:textarea-vertical-align="middle" draw:auto-grow-height="false" fo:padding-top="0.375cm" fo:padding-bottom="0.375cm" fo:padding-left="0.5cm" fo:padding-right="0.5cm"/>
    </style:style>
    <style:style style:name="gr4" style:family="graphic" style:parent-style-name="standard">
      <style:graphic-properties svg:stroke-width="0.5cm" svg:stroke-color="#314004" draw:marker-start-width="0.95cm" draw:marker-end-width="0.95cm" draw:fill="solid" draw:fill-color="#aecf00" draw:textarea-horizontal-align="justify" draw:textarea-vertical-align="middle" draw:auto-grow-height="false" fo:padding-top="0.375cm" fo:padding-bottom="0.375cm" fo:padding-left="0.5cm" fo:padding-right="0.5cm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objectwithoutfill">
      <style:graphic-properties svg:stroke-width="0.2cm" svg:stroke-color="#ff6600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3333ff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9999" draw:marker-start-width="0.5cm" draw:marker-end-width="0.5cm" draw:fill="solid" draw:fill-color="#ff6666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3333ff" draw:marker-start-width="0.5cm" draw:marker-end-width="0.5cm" draw:fill="solid" draw:fill-color="#6666ff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9900ff" draw:marker-start-width="0.5cm" draw:marker-end-width="0.5cm" draw:fill="solid" draw:fill-color="#6600ff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BrightBlue-title">
      <style:graphic-properties draw:auto-grow-height="true" fo:min-height="3.785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draw:auto-grow-height="true" fo:min-height="3.467cm"/>
    </style:style>
    <style:style style:name="pr7" style:family="presentation" style:parent-style-name="BrightBlue-outline1">
      <style:graphic-properties fo:min-height="11.93cm"/>
    </style:style>
    <style:style style:name="P1" style:family="paragraph">
      <style:text-properties fo:color="#ffffff" style:font-name="Arial1"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text-properties fo: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color="#ffffff" fo:text-shadow="1pt 1pt"/>
    </style:style>
    <style:style style:name="P9" style:family="paragraph">
      <style:paragraph-properties fo:text-align="center"/>
      <style:text-properties fo:color="#3399ff" fo:text-shadow="1pt 1pt"/>
    </style:style>
    <style:style style:name="P10" style:family="paragraph">
      <style:paragraph-properties fo:line-height="150%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color="#ffffff" fo:font-size="45pt" style:font-size-asian="45pt" style:font-size-complex="45pt"/>
    </style:style>
    <style:style style:name="P13" style:family="paragraph">
      <style:paragraph-properties fo:line-height="150%" fo:text-align="justify"/>
    </style:style>
    <style:style style:name="P14" style:family="paragraph">
      <style:paragraph-properties fo:line-height="150%" fo:text-align="justify"/>
      <style:text-properties fo:font-size="40pt" style:font-size-asian="40pt" style:font-size-complex="40pt"/>
    </style:style>
    <style:style style:name="P15" style:family="paragraph">
      <style:text-properties fo:color="#ffffff" fo:font-size="50pt" style:font-size-asian="50pt" style:font-size-complex="50pt"/>
    </style:style>
    <style:style style:name="P16" style:family="paragraph">
      <style:paragraph-properties fo:line-height="150%"/>
      <style:text-properties fo:font-size="40pt" style:font-size-asian="40pt" style:font-size-complex="40pt"/>
    </style:style>
    <style:style style:name="T1" style:family="text">
      <style:text-properties fo:color="#ffffff" style:font-name="Arial1" fo:font-size="48pt" style:font-size-asian="48pt" style:font-size-complex="48pt"/>
    </style:style>
    <style:style style:name="T2" style:family="text">
      <style:text-properties fo:color="#ffffff" style:font-name="Arial1" fo:font-size="35pt" style:font-size-asian="35pt" style:font-size-complex="35pt"/>
    </style:style>
    <style:style style:name="T3" style:family="text">
      <style:text-properties fo:color="#ffffff"/>
    </style:style>
    <style:style style:name="T4" style:family="text"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text-shadow="1pt 1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ffff" fo:font-size="45pt" style:font-size-asian="45pt" style:font-size-complex="45pt"/>
    </style:style>
    <style:style style:name="T8" style:family="text">
      <style:text-properties fo:color="#ffffff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785cm" svg:x="0.9cm" svg:y="0.581cm" presentation:class="title" presentation:user-transformed="true">
          <draw:text-box>
            <text:p><text:span text:style-name="T1">Propuesta Diseño Proyecto #3 </text:span><text:span text:style-name="T2">(Por Arturo Mora)</text:span></text:p>
          </draw:text-box>
        </draw:frame>
        <draw:frame presentation:style-name="pr2" draw:layer="layout" svg:width="25.2cm" svg:height="12.18cm" svg:x="1.4cm" svg:y="5.066cm" presentation:class="subtitle" presentation:user-transformed="true">
          <draw:text-box>
            <text:p text:style-name="P2">“Trabajar en equipo divide el trabajo y multiplica los resultados.” </text:p>
            <text:p text:style-name="P2"/>
            <text:p text:style-name="P2">Anónimo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9">
        <office:forms form:automatic-focus="false" form:apply-design-mode="false"/>
        <draw:frame presentation:style-name="pr4" draw:text-style-name="P4" draw:layer="layout" svg:width="19.5cm" svg:height="3.467cm" svg:x="1.4cm" svg:y="0.8cm" presentation:class="title" presentation:user-transformed="true">
          <draw:text-box>
            <text:p text:style-name="P3"><text:span text:style-name="T3">Distribución</text:span></text:p>
          </draw:text-box>
        </draw:frame>
        <draw:custom-shape draw:style-name="gr2" draw:text-style-name="P5" draw:layer="layout" svg:width="5.5cm" svg:height="7.4cm" svg:x="2.4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2cm" svg:height="7.4cm" svg:x="11.2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4cm" svg:height="7.4cm" svg:x="20.3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cm" svg:height="2.207cm" svg:x="3.2cm" svg:y="8.393cm">
          <text:p text:style-name="P6"><text:span text:style-name="T4">GU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7" draw:layer="layout" svg:width="3.6cm" svg:height="2.207cm" svg:x="12cm" svg:y="8.493cm">
          <text:p text:style-name="P6"><text:span text:style-name="T4">Lógica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7" draw:layer="layout" svg:width="4cm" svg:height="2.207cm" svg:x="21cm" svg:y="8.593cm">
          <text:p text:style-name="P6"><text:span text:style-name="T4">Base Datos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6" draw:text-style-name="P5" draw:layer="layout" svg:x1="9.4cm" svg:y1="5.2cm" svg:x2="9.6cm" svg:y2="15.4cm">
          <text:p/>
        </draw:line>
        <draw:line draw:style-name="gr7" draw:text-style-name="P5" draw:layer="layout" svg:x1="18cm" svg:y1="5cm" svg:x2="18cm" svg:y2="15.6cm">
          <text:p/>
        </draw:line>
        <draw:custom-shape draw:style-name="gr8" draw:text-style-name="P8" draw:layer="layout" svg:width="4.8cm" svg:height="1.8cm" svg:x="7.2cm" svg:y="16cm">
          <text:p text:style-name="P5"><text:span text:style-name="T5">Facade</text:span></text:p>
          <text:p text:style-name="P5"><text:span text:style-name="T5">GUI - Lógic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7cm" svg:height="1.7cm" svg:x="15.5cm" svg:y="16.1cm">
          <text:p text:style-name="P5"><text:span text:style-name="T5">Facade</text:span></text:p>
          <text:p text:style-name="P5"><text:span text:style-name="T5">Lógica - Dato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" draw:id="id1" draw:layer="layout" svg:width="7.2cm" svg:height="2cm" svg:x="10.4cm" svg:y="18.6cm">
          <text:p text:style-name="P5"/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4cm" svg:y1="18.6cm" svg:x2="13.8cm" svg:y2="13.6cm" draw:start-shape="id1" draw:start-glue-point="0" draw:end-shape="id2" svg:d="m14000 18600v-2425h-200v-2575" svg:viewBox="0 0 201 5001">
          <text:p/>
        </draw:connector>
        <draw:custom-shape draw:style-name="gr5" draw:text-style-name="P7" draw:layer="layout" svg:width="3cm" svg:height="1.6cm" svg:x="12.6cm" svg:y="18.8cm">
          <text:p text:style-name="P6"><text:span text:style-name="T4">Arduino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6" draw:text-style-name="P4" draw:layer="layout" svg:width="19.5cm" svg:height="3.467cm" svg:x="1.4cm" svg:y="0.8cm" presentation:class="title">
          <draw:text-box>
            <text:p><text:span text:style-name="T3">GUI (Ismael)</text:span></text:p>
          </draw:text-box>
        </draw:frame>
        <draw:frame presentation:style-name="pr7" draw:text-style-name="P11" draw:layer="layout" svg:width="25.2cm" svg:height="13.38cm" svg:x="1.6cm" svg:y="5.82cm" presentation:class="outline" presentation:user-transformed="true">
          <draw:text-box>
            <text:list text:style-name="L3">
              <text:list-item>
                <text:p text:style-name="P10"><text:span text:style-name="T6">Jlabel y uso de objetos</text:span></text:p>
              </text:list-item>
              <text:list-item>
                <text:p text:style-name="P10"><text:span text:style-name="T6">Crear objetos visuales identificables.</text:span></text:p>
              </text:list-item>
              <text:list-item>
                <text:p text:style-name="P10"><text:span text:style-name="T6">Simulación del grafo.</text:span></text:p>
              </text:list-item>
              <text:list-item>
                <text:p text:style-name="P10"><text:span text:style-name="T6">Métodos que faciliten trabajo.</text:span></text:p>
              </text:list-item>
              <text:list-item>
                <text:p text:style-name="P10"><text:span text:style-name="T6">Generar varias instancias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6" draw:text-style-name="P12" draw:layer="layout" svg:width="19.5cm" svg:height="3.467cm" svg:x="1.4cm" svg:y="0.8cm" presentation:class="title" presentation:user-transformed="true">
          <draw:text-box>
            <text:p><text:span text:style-name="T7">Lógica (Arturo y Cristian)</text:span></text:p>
          </draw:text-box>
        </draw:frame>
        <draw:frame presentation:style-name="pr7" draw:text-style-name="P14" draw:layer="layout" svg:width="25.2cm" svg:height="12.98cm" svg:x="1.4cm" svg:y="6.12cm" presentation:class="outline" presentation:user-transformed="true">
          <draw:text-box>
            <text:list text:style-name="L3">
              <text:list-item>
                <text:p text:style-name="P13"><text:span text:style-name="T6">Estructuras de Datos: Grafos, Listas...</text:span></text:p>
              </text:list-item>
              <text:list-item>
                <text:p text:style-name="P13"><text:span text:style-name="T6">Patrones de Diseño: Singleton, Observer, Factory.</text:span></text:p>
              </text:list-item>
              <text:list-item>
                <text:p text:style-name="P13"><text:span text:style-name="T6">Creación y Análisis de Algoritmos: Implementación del paradigma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6" draw:text-style-name="P15" draw:layer="layout" svg:width="19.5cm" svg:height="3.467cm" svg:x="1.4cm" svg:y="0.8cm" presentation:class="title" presentation:user-transformed="true">
          <draw:text-box>
            <text:p><text:span text:style-name="T8">Base De Datos (Edwin)</text:span></text:p>
          </draw:text-box>
        </draw:frame>
        <draw:frame presentation:style-name="pr7" draw:text-style-name="P16" draw:layer="layout" svg:width="25.2cm" svg:height="13cm" svg:x="1.4cm" svg:y="6cm" presentation:class="outline" presentation:user-transformed="true">
          <draw:text-box>
            <text:list text:style-name="L3">
              <text:list-item>
                <text:p text:style-name="P13"><text:span text:style-name="T6">Escritura, modificación y lectura XML.</text:span></text:p>
              </text:list-item>
              <text:list-item>
                <text:p text:style-name="P13"><text:span text:style-name="T6">Generar listas de String.</text:span></text:p>
              </text:list-item>
              <text:list-item>
                <text:p text:style-name="P13"><text:span text:style-name="T6">Lectura de múltiples etiquetas.</text:span></text:p>
              </text:list-item>
              <text:list-item>
                <text:p text:style-name="P13"><text:span text:style-name="T6">Borrado de XML.</text:span></text:p>
              </text:list-item>
              <text:list-item>
                <text:p text:style-name="P13"><text:span text:style-name="T6">XML con distinto nombre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5cm" svg:height="3.467cm" svg:x="1.4cm" svg:y="0.8cm" presentation:class="title" presentation:user-transformed="true">
          <draw:text-box>
            <text:p><text:span text:style-name="T3">Arduino (Leo)</text:span></text:p>
          </draw:text-box>
        </draw:frame>
        <draw:frame presentation:style-name="pr7" draw:text-style-name="P16" draw:layer="layout" svg:width="25.2cm" svg:height="12.18cm" svg:x="1.4cm" svg:y="5.066cm" presentation:class="outline">
          <draw:text-box>
            <text:list text:style-name="L3">
              <text:list-item>
                <text:p text:style-name="P10"><text:span text:style-name="T6">Arduino real y simulado.</text:span></text:p>
              </text:list-item>
              <text:list-item>
                <text:p text:style-name="P10"><text:span text:style-name="T6">Mostrar en pantalla datos.</text:span></text:p>
              </text:list-item>
              <text:list-item>
                <text:p text:style-name="P10"><text:span text:style-name="T6">Manejo de Errores.</text:span></text:p>
              </text:list-item>
              <text:list-item>
                <text:p text:style-name="P10"><text:span text:style-name="T6">Conexión por puerto de red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1" fo:font-size="46.2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size="56.0999984741211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6A0C054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Arturo</meta:initial-creator>
    <meta:creation-date>2013-11-04T12:32:06.511038807</meta:creation-date>
    <dc:date>2013-11-04T13:34:53.397330002</dc:date>
    <dc:creator>Luis Arturo</dc:creator>
    <meta:editing-duration>PT45M30S</meta:editing-duration>
    <meta:editing-cycles>5</meta:editing-cycles>
    <meta:generator>LibreOffice/4.1.2.3$Linux_X86_64 LibreOffice_project/410m0$Build-3</meta:generator>
    <meta:document-statistic meta:object-count="69"/>
  </office:meta>
</office:document-meta>
</file>